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8484c" officeooo:paragraph-rsid="0008484c"/>
    </style:style>
    <style:style style:name="P2" style:family="paragraph" style:parent-style-name="Standard">
      <style:text-properties officeooo:rsid="0008484c" officeooo:paragraph-rsid="000848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51119416" text:style-name="L1">
        <text:list-item>
          <text:p text:style-name="P1">Fix bug to successfully add expense in array list</text:p>
        </text:list-item>
        <text:list-item>
          <text:p text:style-name="P1">Fix bug to successfully sort expenses in array list</text:p>
        </text:list-item>
        <text:list-item>
          <text:p text:style-name="P1">Fix bug to successfully search expense in array list otherwise message print </text:p>
        </text:list-item>
      </text:list>
      <text:p text:style-name="P2"/>
      <text:p text:style-name="P2">Thanking You!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3T18:57:07.529000000</meta:creation-date>
    <dc:date>2022-05-23T19:01:28.573000000</dc:date>
    <meta:editing-duration>PT4M21S</meta:editing-duration>
    <meta:editing-cycles>1</meta:editing-cycles>
    <meta:document-statistic meta:table-count="0" meta:image-count="0" meta:object-count="0" meta:page-count="1" meta:paragraph-count="4" meta:word-count="35" meta:character-count="193" meta:non-whitespace-character-count="164"/>
    <meta:generator>Neat_Office/6.2.8.2$Windows_x86 LibreOffice_project/</meta:generator>
  </office:meta>
</office:document-meta>
</file>